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1a769d"/>
    </style:style>
    <style:style style:name="P2" style:family="paragraph" style:parent-style-name="Standard">
      <style:text-properties officeooo:rsid="001a769d" officeooo:paragraph-rsid="001a769d"/>
    </style:style>
    <style:style style:name="P3" style:family="paragraph" style:parent-style-name="Standard">
      <style:text-properties fo:font-weight="bold" officeooo:rsid="001a769d" officeooo:paragraph-rsid="001a769d" style:font-weight-asian="bold" style:font-weight-complex="bold"/>
    </style:style>
    <style:style style:name="P4" style:family="paragraph" style:parent-style-name="Standard">
      <style:text-properties fo:font-weight="bold" officeooo:rsid="001d26d1" officeooo:paragraph-rsid="001d26d1" style:font-weight-asian="bold" style:font-weight-complex="bold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fo:font-style="italic" officeooo:paragraph-rsid="001a769d" style:font-size-asian="11pt" style:font-style-asian="italic" style:font-size-complex="11pt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T1" style:family="text">
      <style:text-properties officeooo:rsid="001a769d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officeooo:rsid="001d26d1"/>
    </style:style>
    <style:style style:name="gr1" style:family="graphic">
      <style:graphic-properties draw:stroke="none" draw:fill="none" draw:fill-color="#ffffff" fo:min-height="0.6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Arrowheads_20_1" draw:fill="none" draw:fill-color="#ffffff" fo:min-height="0.50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marker-end="Arrowheads_20_1" draw:fill="none" draw:fill-color="#ffffff" fo:min-height="1.2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marker-end="Arrowheads_20_1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marker-end="Arrowheads_20_1" draw:fill="none" draw:fill-color="#ffffff" fo:min-height="1.4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marker-end="Arrowheads_20_1" draw:fill="none" draw:fill-color="#ffffff" fo:min-height="1.5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4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3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heads_20_1" draw:textarea-horizontal-align="justify" draw:textarea-vertical-align="middle" draw:auto-grow-height="false" fo:min-height="2.5543in" fo:min-width="6.172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Создать и откомпилировать простое приложение в среде OpenMP</text:p>
      <text:p text:style-name="P1">(пример № 1).</text:p>
      <text:p text:style-name="P1">Доработать его следующим образом:</text:p>
      <text:p text:style-name="Standard">1) перед запуском параллельных нитей приложение должно оп-</text:p>
      <text:p text:style-name="Standard">ределять максимально возможное количество нитей, которое одновре-</text:p>
      <text:p text:style-name="Standard">менно может работать в системе;</text:p>
      <text:p text:style-name="Standard">2) если максимальное количество нитей меньше четырех, то па-</text:p>
      <text:p text:style-name="Standard">раллельная секция должна выполняться с максимальным количеством</text:p>
      <text:p text:style-name="Standard">нитей, иначе установить количество нитей для параллельной секции</text:p>
      <text:p text:style-name="Standard">равным 4;</text:p>
      <text:p text:style-name="P1">3) синхронизировать вывод потоков, что бы доступ к окну консо-</text:p>
      <text:p text:style-name="P1">ли был исключающим.</text:p>
      <text:p text:style-name="P1"/>
      <text:p text:style-name="P3">Результат доработки алгоритма:</text:p>
      <text:p text:style-name="P2"/>
      <text:p text:style-name="P5">#include &lt;omp.h&gt;</text:p>
      <text:p text:style-name="P5">#include &lt;stdio.h&gt;</text:p>
      <text:p text:style-name="P5">#include &lt;thread&gt;</text:p>
      <text:p text:style-name="P5">#include &lt;iostream&gt;</text:p>
      <text:p text:style-name="P5"/>
      <text:p text:style-name="P5">int main(int argc, char** argv)</text:p>
      <text:p text:style-name="P5">{</text:p>
      <text:p text:style-name="P5"/>
      <text:p text:style-name="P5">#ifdef _OPENMP</text:p>
      <text:p text:style-name="P5"><text:tab/>std::cout &lt;&lt; "using openmp..." &lt;&lt; std::endl;</text:p>
      <text:p text:style-name="P5"><text:tab/>const auto num_threads = std::thread::hardware_concurrency();</text:p>
      <text:p text:style-name="P5"><text:tab/>omp_set_num_threads(num_threads &gt; 4 ? num_threads : 4);</text:p>
      <text:p text:style-name="P5">#endif</text:p>
      <text:p text:style-name="P5"/>
      <text:p text:style-name="P5"><text:tab/>#pragma omp parallel default(private)</text:p>
      <text:p text:style-name="P5"><text:tab/>{</text:p>
      <text:p text:style-name="P5"><text:tab/><text:tab/>const auto count=omp_get_thread_num();</text:p>
      <text:p text:style-name="P5"><text:tab/><text:tab/>const auto ItsMe=omp_get_num_threads();</text:p>
      <text:p text:style-name="P5"><text:tab/><text:tab/>#pragma omp critical</text:p>
      <text:p text:style-name="P5"><text:tab/><text:tab/>{</text:p>
      <text:p text:style-name="P5"><text:tab/><text:tab/><text:tab/>printf("Hello, OpenMP! I am %d of %d\n", count,ItsMe);</text:p>
      <text:p text:style-name="P5"><text:tab/><text:tab/>}</text:p>
      <text:p text:style-name="P5"><text:tab/>}</text:p>
      <text:p text:style-name="P5"><text:tab/>return 0;</text:p>
      <text:p text:style-name="Standard"><text:span text:style-name="T2">}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2. Разработать алгоритм решения задания, <text:span text:style-name="T1">вариант 9: Дана последовательность натуральных чисел {a0…an–1}. Создать </text:span>OpenMP-приложение для поиска суммы ∑ai, где ai – простые числа.</text:p>
      <text:p text:style-name="Standard"/>
      <text:p text:style-name="P3">Результат решения задачи последовательным и параллельным путём:</text:p>
      <text:p text:style-name="P6"/>
      <text:p text:style-name="P5">namespace {</text:p>
      <text:p text:style-name="P5"/>
      <text:p text:style-name="P5">bool is_prime(std::uint64_t num) {</text:p>
      <text:p text:style-name="P5"><text:tab/>if (num &lt;= 1) return false;</text:p>
      <text:p text:style-name="P5"><text:tab/>if (num &lt;= 3) return true;</text:p>
      <text:p text:style-name="P5"><text:tab/>if (num % 2 == 0 || num % 3 == 0) return false;</text:p>
      <text:p text:style-name="P5"><text:tab/>for (std::uint64_t i = 5; i * i &lt;= num; i += 6) {</text:p>
      <text:p text:style-name="P5"><text:tab/><text:tab/>if (num % i == 0 || num % (i + 2) == 0) return false;</text:p>
      <text:p text:style-name="P5"><text:tab/>}</text:p>
      <text:p text:style-name="P5"><text:tab/>return true;</text:p>
      <text:p text:style-name="P5">}</text:p>
      <text:p text:style-name="P5"/>
      <text:p text:style-name="P5">std::uint64_t sum_of_primes(const std::vector&lt;std::uint64_t&gt;&amp; numbers) {</text:p>
      <text:p text:style-name="P5"><text:tab/>std::uint64_t sum = 0;</text:p>
      <text:p text:style-name="P5"><text:tab/>#pragma omp parallel for reduction(+:sum)</text:p>
      <text:p text:style-name="P5"><text:tab/>for (size_t i = 0; i &lt; numbers.size(); ++i) {</text:p>
      <text:p text:style-name="P5"><text:tab/><text:tab/>if (is_prime(numbers[i])) {</text:p>
      <text:p text:style-name="P5"><text:tab/><text:tab/>sum += numbers[i];</text:p>
      <text:p text:style-name="P5"><text:tab/><text:tab/>}</text:p>
      <text:p text:style-name="P5"><text:tab/>}</text:p>
      <text:p text:style-name="P5"><text:tab/>return sum;</text:p>
      <text:p text:style-name="P5">}</text:p>
      <text:p text:style-name="P5"/>
      <text:p text:style-name="P5">} // <text:span text:style-name="T3">namespace</text:span></text:p>
      <text:p text:style-name="P5"/>
      <text:p text:style-name="P5">int main()</text:p>
      <text:p text:style-name="P5">{</text:p>
      <text:p text:style-name="P5"><text:tab/>const auto kNumbersSize = 10000000;</text:p>
      <text:p text:style-name="P5"><text:tab/>auto numbers = std::vector&lt;std::uint64_t &gt;(kNumbersSize);</text:p>
      <text:p text:style-name="P5"><text:tab/>for (size_t i = 0; i &lt; numbers.size(); ++i) {</text:p>
      <text:p text:style-name="P5"><text:tab/><text:tab/>numbers[i] = i;</text:p>
      <text:p text:style-name="P5"><text:tab/>}</text:p>
      <text:p text:style-name="P5">#ifdef _OPENMP</text:p>
      <text:p text:style-name="P5"><text:tab/>std::cout &lt;&lt; "using openmp..." &lt;&lt; std::endl;</text:p>
      <text:p text:style-name="P5"><text:tab/>const auto num_threads = std::thread::hardware_concurrency();</text:p>
      <text:p text:style-name="P5"><text:tab/>omp_set_num_threads(num_threads &gt; 4 ? num_threads : 4);</text:p>
      <text:p text:style-name="P5">#endif</text:p>
      <text:p text:style-name="P5"/>
      <text:p text:style-name="P5"><text:tab/>const auto result = sum_of_primes(numbers);</text:p>
      <text:p text:style-name="P5"><text:tab/>std::cout &lt;&lt; "sum_of_primes with N = " &lt;&lt; kNumbersSize </text:p>
      <text:p text:style-name="P5"><text:tab/><text:tab/> <text:s/>&lt;&lt; " equals " &lt;&lt; result</text:p>
      <text:p text:style-name="P5"><text:tab/><text:tab/> <text:s/>&lt;&lt; std::endl;</text:p>
      <text:p text:style-name="P5"><text:tab/>return 0;</text:p>
      <text:p text:style-name="P5">}</text:p>
      <text:p text:style-name="P3"/>
      <text:p text:style-name="Standard"/>
      <text:p text:style-name="Standard"/>
      <text:p text:style-name="Standard"><text:soft-page-break/></text:p>
      <text:p text:style-name="Standard">5. Составить схему потоков.</text:p>
      <text:p text:style-name="Standard"/>
      <text:p text:style-name="P4">Схема потоков для 4ех потоков:</text:p>
      <text:p text:style-name="P4"><draw:frame text:anchor-type="paragraph" draw:z-index="16" draw:name="Text Frame 9" draw:style-name="gr1" draw:text-style-name="P7" svg:width="0.6941in" svg:height="0.6941in" svg:x="5.2457in" svg:y="6.7272in"><draw:text-box><text:p/></draw:text-box></draw:frame><draw:frame text:anchor-type="paragraph" draw:z-index="15" draw:name="Text Frame 8" draw:style-name="gr2" draw:text-style-name="P7" svg:width="2.3205in" svg:height="1.1441in" svg:x="1.928in" svg:y="6.8098in"><draw:text-box><text:p><text:s/>Сбор и суммирование результатов потоков,<text:line-break/><text:line-break/>Вывод итоговой суммы простых чисел</text:p><text:p/></draw:text-box></draw:frame><draw:frame text:anchor-type="paragraph" draw:z-index="14" draw:name="Text Frame 7" draw:style-name="gr3" draw:text-style-name="P7" svg:width="1.7713in" svg:height="1.2878in" svg:x="4.5134in" svg:y="4.0953in"><draw:text-box><text:p>Thread 3: Обрабатывает последнюю четверть массива, суммирует простые числа в диапазоне a[3N/4 + 1] до a[N-1].</text:p></draw:text-box></draw:frame><draw:frame text:anchor-type="paragraph" draw:z-index="13" draw:name="Text Frame 6" draw:style-name="gr4" draw:text-style-name="P7" svg:width="1.4776in" svg:height="2.1094in" svg:x="3.0362in" svg:y="4.0953in"><draw:text-box><text:p>Thread 2: Обрабатывает третью четверть массива, суммирует простые числа в диапазоне a[N/2 + 1] до a[3N/4].</text:p></draw:text-box></draw:frame><draw:frame text:anchor-type="paragraph" draw:z-index="12" draw:name="Text Frame 5" draw:style-name="gr1" draw:text-style-name="P7" svg:width="0.6941in" svg:height="0.6941in" svg:x="6.4575in" svg:y="1.2291in"><draw:text-box><text:p/></draw:text-box></draw:frame><draw:frame text:anchor-type="paragraph" draw:z-index="11" draw:name="Text Frame 4" draw:style-name="gr5" draw:text-style-name="P7" svg:width="1.2594in" svg:height="1.5343in" svg:x="1.578in" svg:y="4.0382in"><draw:text-box><text:p>Thread 1: Обрабатывает вторую четверть массива, суммирует простые числа в диапазоне a[N/4 + 1] до a[N/2].</text:p></draw:text-box></draw:frame><draw:frame text:anchor-type="paragraph" draw:z-index="10" draw:name="Text Frame 3" draw:style-name="gr6" draw:text-style-name="P7" svg:width="1.4398in" svg:height="1.5252in" svg:x="0.0811in" svg:y="4.0138in"><draw:text-box><text:p>Thread 0: Обрабатывает первую четверть массива, суммирует простые числа в диапазоне a[0] до a[N/4].</text:p></draw:text-box></draw:frame><draw:frame text:anchor-type="paragraph" draw:z-index="9" draw:name="Text Frame 2" draw:style-name="gr7" draw:text-style-name="P7" svg:width="1.7713in" svg:height="0.4071in" svg:x="2.2874in" svg:y="1.448in"><draw:text-box><text:p>#pragma omp parallel for</text:p></draw:text-box></draw:frame><draw:frame text:anchor-type="paragraph" draw:z-index="8" draw:name="Text Frame 1" draw:style-name="gr8" draw:text-style-name="P7" svg:width="1.0331in" svg:height="0.3512in" svg:x="2.6571in" svg:y="0.2646in"><draw:text-box><text:p>Main()</text:p></draw:text-box></draw:frame><draw:custom-shape text:anchor-type="paragraph" draw:z-index="0" draw:name="Shape 1" draw:style-name="gr10" svg:width="6.4488in" svg:height="2.8307in" svg:x="-0.0516in" svg:y="2.79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ne 4" draw:style-name="gr9" draw:text-style-name="P8" svg:x1="3.0362in" svg:y1="5.6244in" svg:x2="3.0453in" svg:y2="6.7134in"><text:p/></draw:line><draw:line text:anchor-type="paragraph" draw:z-index="6" draw:name="Line 3" draw:style-name="gr9" draw:text-style-name="P8" svg:x1="5.4028in" svg:y1="3.1339in" svg:x2="5.45in" svg:y2="3.9957in"><text:p/></draw:line><draw:line text:anchor-type="paragraph" draw:z-index="5" draw:name="Line 2" draw:style-name="gr9" draw:text-style-name="P8" svg:x1="3.3854in" svg:y1="3.0583in" svg:x2="3.4047in" svg:y2="4.0055in"><text:p/></draw:line><draw:line text:anchor-type="paragraph" draw:z-index="4" draw:name="Line 1" draw:style-name="gr9" draw:text-style-name="P8" svg:x1="1.9181in" svg:y1="3.011in" svg:x2="1.8992in" svg:y2="3.9772in"><text:p/></draw:line><draw:line text:anchor-type="paragraph" draw:z-index="3" draw:name="Vertical line 3" draw:style-name="gr9" draw:text-style-name="P8" svg:x1="0.4882in" svg:y1="3.0102in" svg:x2="0.4882in" svg:y2="3.9673in"><text:p/></draw:line><draw:line text:anchor-type="paragraph" draw:z-index="2" draw:name="Vertical line 2" draw:style-name="gr9" draw:text-style-name="P8" svg:x1="3.0736in" svg:y1="1.9783in" svg:x2="3.0736in" svg:y2="2.6791in"><text:p/></draw:line><draw:line text:anchor-type="paragraph" draw:z-index="1" draw:name="Vertical line 1" draw:style-name="gr9" draw:text-style-name="P8" svg:x1="3.0646in" svg:y1="0.6807in" svg:x2="3.0646in" svg:y2="1.3823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6:40:26.087234770</meta:creation-date>
    <meta:generator>LibreOffice/7.4.7.2$Linux_X86_64 LibreOffice_project/40$Build-2</meta:generator>
    <dc:date>2024-11-11T17:02:38.503975298</dc:date>
    <meta:editing-duration>PT22M11S</meta:editing-duration>
    <meta:editing-cycles>3</meta:editing-cycles>
    <meta:document-statistic meta:table-count="0" meta:image-count="0" meta:object-count="0" meta:page-count="3" meta:paragraph-count="78" meta:word-count="357" meta:character-count="2410" meta:non-whitespace-character-count="2071"/>
  </office:meta>
</office:document-meta>
</file>